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4.501cm" loext:decorative="false"/>
      <style:paragraph-properties style:writing-mode="lr-tb"/>
    </style:style>
    <style:style style:name="pr10" style:family="presentation" style:parent-style-name="Midnightblue2-outline1">
      <style:graphic-properties fo:min-height="4.501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Midnightblue2-subtitle">
      <style:graphic-properties draw:fill-color="#ffffff" fo:min-height="20.863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top="0.42cm" fo:margin-bottom="0.35cm"/>
      <style:text-properties fo:font-size="40pt" style:font-size-asian="40pt" style:font-size-complex="40pt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42cm" fo:margin-bottom="0.35cm"/>
      <style:text-properties fo:font-size="28pt" style:font-size-asian="28pt" style:font-size-complex="28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margin-top="0.42cm" fo:margin-bottom="0.35cm"/>
      <style:text-properties fo:font-size="26pt" style:font-size-asian="26pt" style:font-size-complex="26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884cm" svg:x="1cm" svg:y="7.432cm" presentation:class="title" presentation:user-transformed="true">
          <draw:text-box>
            <text:p text:style-name="P1"><text:span text:style-name="T1">Тема четыре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Аллостаз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"><text:span text:style-name="T1">Введение</text:span>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Итак, ребята, какова </text:span><text:span text:style-name="T1">главная функция </text:span><text:span text:style-name="T1">мозг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 text:style-name="P2"><text:span text:style-name="T1">Память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8"><text:span text:style-name="T2">Мышле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 presentation:user-transformed="tru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9" draw:text-style-name="P11" draw:layer="layout" svg:width="13cm" svg:height="4.5cm" svg:x="7.5cm" svg:y="4.125cm" presentation:class="title" presentation:user-transformed="true">
          <draw:text-box>
            <text:p text:style-name="P10"><text:span text:style-name="T3">Созна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9" draw:text-style-name="P11" draw:layer="layout" svg:width="13cm" svg:height="4.5cm" svg:x="7.5cm" svg:y="4.125cm" presentation:class="title" presentation:user-transformed="true">
          <draw:text-box>
            <text:p text:style-name="P12"><text:span text:style-name="T3">Подготовка организма к будущему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32">
        <office:forms form:automatic-focus="false" form:apply-design-mode="false"/>
        <draw:frame presentation:style-name="pr9" draw:text-style-name="P11" draw:layer="layout" svg:width="13cm" svg:height="4.5cm" svg:x="7.5cm" svg:y="4.125cm" presentation:class="title">
          <draw:text-box>
            <text:p text:style-name="P10"><text:span text:style-name="T3">Да! Он только этим и занимается! Это не только главная, а, по сути, единственная его задача!</text:span></text:p>
          </draw:text-box>
        </draw:frame>
        <draw:frame presentation:style-name="pr12" draw:text-style-name="P4" draw:layer="layout" svg:width="13cm" svg:height="20.863cm" svg:x="7.5cm" svg:y="4.12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3:27:56.833249486</meta:creation-date>
    <meta:editing-duration>PT16M38S</meta:editing-duration>
    <meta:editing-cycles>4</meta:editing-cycles>
    <meta:generator>LibreOffice/24.2.7.2$Linux_X86_64 LibreOffice_project/420$Build-2</meta:generator>
    <dc:title>Midnightblue</dc:title>
    <dc:date>2026-01-18T21:49:02.319853469</dc:date>
    <meta:document-statistic meta:object-count="89"/>
  </office:meta>
</office:document-meta>
</file>